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Abstract">
      <style:text-properties fo:language="es" fo:country="ES" officeooo:paragraph-rsid="00183d93"/>
    </style:style>
    <style:style style:name="P2" style:family="paragraph" style:parent-style-name="Text_20_body">
      <style:text-properties fo:language="es" fo:country="ES" fo:font-style="italic" officeooo:paragraph-rsid="00183d93"/>
    </style:style>
    <style:style style:name="P3" style:family="paragraph" style:parent-style-name="Text_20_body">
      <style:paragraph-properties fo:margin-top="0in" fo:margin-bottom="0.0783in" style:contextual-spacing="false" fo:text-align="justify" style:justify-single-word="false" fo:hyphenation-ladder-count="no-limit" fo:hyphenation-keep="auto" loext:hyphenation-keep-type="column"/>
      <style:text-properties fo:font-style="italic" fo:hyphenate="true" fo:hyphenation-remain-char-count="3" fo:hyphenation-push-char-count="3" loext:hyphenation-no-caps="false" loext:hyphenation-no-last-word="false" loext:hyphenation-word-char-count="no-limit" loext:hyphenation-zone="no-limit"/>
    </style:style>
    <style:style style:name="fr1" style:family="graphic" style:parent-style-name="Frame">
      <style:graphic-properties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paragraph" svg:x="0.4992in" svg:y="0.0917in" svg:width="6.1898in" draw:z-index="0"><draw:text-box fo:min-height="10.8138in"><text:p text:style-name="P2">El gobierno de los datos es un aspecto crítico de las organizaciones modernas, ya que garantiza que los datos se gestionan de forma eficaz, segura y ética en diversos ámbitos. Sin embargo, la complejidad de los entornos de datos en evolución, las crecientes presiones normativas y la importancia cada vez mayor de la toma de decisiones basada en datos han puesto de manifiesto la necesidad de un marco completo y adaptable para la gestión del gobierno de datos. Esta situación se ve doblemente agrandada en el contexto del internet de las cosas, por sus características de contexto descentralizado, heterogéneo y masivo.</text:p><text:p text:style-name="P3">Por lo tanto se propone la definición de un marco sólido para la gobernanza de datos que sea completo y útil; que integre principios clave como la privacidad, la calidad y la seguridad. Que también se incorporen buenas prácticas de la industria, se analicen las distintas herramientas disponibles en el mercado y se contemplen las regulaciones existentes.</text:p><text:p text:style-name="P3">También poder desarrollar unas normas para orientar la toma de decisión al crear políticas y procesos específicos. Creando guías para definir requisitos y orientar las acciones de implementación a realizar.</text:p><text:p text:style-name="P3"/><text:p text:style-name="P3">Descriptores</text:p><text:p text:style-name="P3">Data gobernance, Internet of Things, calidad del dato, Apache NiFi, OpenMetadata, IoT-Lite</text:p><text:p text:style-name="P3"/><text:p text:style-name="P3">Data governance is a critical aspect of modern organizations, ensuring that data is managed effectively, securely and ethically in a variety of settings. However, the complexity of evolving data environments, increasing regulatory pressures and the growing importance of data-driven decision making have highlighted the need for a comprehensive and adaptable framework for managing data governance. This situation is doubly magnified in the context of the Internet of Things, due to the characteristics of its decentralized, heterogeneous and massive context.</text:p><text:p text:style-name="P3">It is therefore proposed to define a solid framework for data governance that is complete and useful; that integrates key principles such as privacy, quality and security. It should also incorporate industry best practices, analyze the different tools available in the market and take into account existing regulations.</text:p><text:p text:style-name="P3">Also to be able to develop standards to guide decision making by creating specific policies and processes. Creating guidelines to define requirements and guide the implementation actions to be carried out.</text:p><text:p text:style-name="P3"/><text:p text:style-name="P3">Keywords</text:p><text:p text:style-name="P3">Data governance, Internet of Things, data quality, Apache NiFi, OpenMetadata, IoT-Lite</text:p><text:p text:style-name="P1"/></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UBUcuerpoTrabajo" style:family="paragraph" style:parent-style-name="Text_20_body" style:class="text" style:master-page-name="">
      <style:paragraph-properties fo:margin-left="0in" fo:margin-right="0in" fo:margin-top="0in" fo:margin-bottom="0.0783in" style:contextual-spacing="false" fo:text-align="justify" style:justify-single-word="false" fo:hyphenation-ladder-count="no-limit" fo:hyphenation-keep="auto" loext:hyphenation-keep-type="column" fo:text-indent="0.1965in" style:auto-text-indent="false" style:page-number="auto"/>
      <style:text-properties style:font-size-asian="10.5pt" fo:hyphenate="true" fo:hyphenation-remain-char-count="3" fo:hyphenation-push-char-count="3" loext:hyphenation-no-caps="false" loext:hyphenation-no-last-word="false" loext:hyphenation-word-char-count="no-limit" loext:hyphenation-zone="no-limit"/>
    </style:style>
    <style:style style:name="Abstract" style:family="paragraph" style:parent-style-name="UBUcuerpoTrabajo">
      <style:text-properties fo:language="en" fo:country="US" fo:font-style="italic" style:font-size-asian="10.5pt"/>
    </style:style>
    <style:style style:name="Frame_20_contents" style:display-name="Frame contents" style:family="paragraph" style:parent-style-name="Standard" style:class="extra"/>
    <style:style style:name="Frame" style:family="graphic">
      <style:graphic-properties svg:width="0.0161in" fo:min-height="0.0161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opacity="0%" fo:padding="0.0591in" fo:border="none" draw:wrap-influence-on-position="once-concurrent" loext:allow-overlap="true">
        <style:columns fo:column-count="1" fo:column-gap="0in"/>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ikel Villanueva Gutiérrez</meta:initial-creator>
    <meta:creation-date>2025-07-06T18:26:36.189584900</meta:creation-date>
    <dc:date>2025-07-06T19:53:40.073926700</dc:date>
    <dc:creator>Mikel Villanueva Gutiérrez</dc:creator>
    <meta:editing-duration>PT6M30S</meta:editing-duration>
    <meta:editing-cycles>4</meta:editing-cycles>
    <meta:generator>LibreOffice/25.2.4.3$Windows_X86_64 LibreOffice_project/33e196637044ead23f5c3226cde09b47731f7e27</meta:generator>
    <meta:print-date>2025-07-06T19:29:49.604849900</meta:print-date>
    <meta:printed-by>PDF files: Mikel Villanueva Gutiérrez</meta:printed-by>
    <meta:document-statistic meta:table-count="0" meta:image-count="0" meta:object-count="0" meta:page-count="1" meta:paragraph-count="10" meta:word-count="371" meta:character-count="2460" meta:non-whitespace-character-count="2099"/>
  </office:meta>
</office:document-meta>
</file>